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horndale1" svg:font-family="Thornda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503cm" fo:margin-left="0cm" fo:margin-right="2.496cm" table:align="margins"/>
    </style:style>
    <style:style style:name="Table1.A" style:family="table-column">
      <style:table-column-properties style:column-width="4.706cm" style:rel-column-width="21265*"/>
    </style:style>
    <style:style style:name="Table1.B" style:family="table-column">
      <style:table-column-properties style:column-width="9.797cm" style:rel-column-width="44270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Arial Unicode MS" fo:font-size="10pt" fo:language="ca" fo:country="ES" style:font-name-asian="Arial Unicode MS" style:font-size-asian="10pt" style:language-asian="ja" style:country-asian="JP" style:font-name-complex="Arial Unicode MS" style:font-size-complex="10pt" style:language-complex="th" style:country-complex="TH"/>
    </style:style>
    <style:style style:name="P2" style:family="paragraph" style:parent-style-name="Preformatted_20_Text">
      <style:text-properties style:font-name="Arial Unicode MS" fo:font-size="10pt" fo:language="ca" fo:country="ES" style:font-name-asian="Arial Unicode MS" style:font-size-asian="10pt" style:language-asian="ja" style:country-asian="JP" style:font-name-complex="Arial Unicode MS" style:font-size-complex="10pt" style:language-complex="th" style:country-complex="TH"/>
    </style:style>
    <style:style style:name="P3" style:family="paragraph" style:parent-style-name="Standard">
      <style:text-properties style:font-name="Arial Unicode MS" fo:font-size="10pt" fo:language="ca" fo:country="ES" style:font-name-asian="Arial Unicode MS" style:font-size-asian="10pt" style:language-asian="ja" style:country-asian="JP" style:font-name-complex="Arial Unicode MS" style:font-size-complex="10pt" style:language-complex="th" style:country-complex="TH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English</text:p>
          </table:table-cell>
          <table:table-cell table:style-name="Table1.A1" office:value-type="string">
            <text:p text:style-name="P1">equal in dignity and rights</text:p>
          </table:table-cell>
        </table:table-row>
        <table:table-row table:style-name="Table1.1">
          <table:table-cell table:style-name="Table1.A2" office:value-type="string">
            <text:p text:style-name="P1">Portuguese<text:line-break/>(<text:span text:style-name="T1">português)</text:span></text:p>
          </table:table-cell>
          <table:table-cell table:style-name="Table1.A2" office:value-type="string">
            <text:p text:style-name="P1">Todos os seres humanos nascem livres e iguais em dignidade e em direitos</text:p>
          </table:table-cell>
        </table:table-row>
        <table:table-row table:style-name="Table1.1">
          <table:table-cell table:style-name="Table1.A2" office:value-type="string">
            <text:p text:style-name="P1">Russian</text:p>
          </table:table-cell>
          <table:table-cell table:style-name="Table1.A2" office:value-type="string">
            <text:p text:style-name="P2">связи с этим, а также в ожидании карательных набегов из райцент</text:p>
          </table:table-cell>
        </table:table-row>
        <table:table-row table:style-name="Table1.1">
          <table:table-cell table:style-name="Table1.A2" office:value-type="string">
            <text:p text:style-name="P1">Dutch</text:p>
          </table:table-cell>
          <table:table-cell table:style-name="Table1.A2" office:value-type="string">
            <text:p text:style-name="P1">mensen worden vrij en gelijk in waardigheid en rechten geboren</text:p>
          </table:table-cell>
        </table:table-row>
        <table:table-row table:style-name="Table1.1">
          <table:table-cell table:style-name="Table1.A2" office:value-type="string">
            <text:p text:style-name="P1">French</text:p>
          </table:table-cell>
          <table:table-cell table:style-name="Table1.A2" office:value-type="string">
            <text:p text:style-name="Standard">Tous les êtres humains naissent libres et égaux en dignité et en droits</text:p>
          </table:table-cell>
        </table:table-row>
        <table:table-row table:style-name="Table1.1">
          <table:table-cell table:style-name="Table1.A2" office:value-type="string">
            <text:p text:style-name="P1">Spanish<text:line-break/>(<text:span text:style-name="T1">Español)</text:span></text:p>
          </table:table-cell>
          <table:table-cell table:style-name="Table1.A2" office:value-type="string">
            <text:p text:style-name="P1">Todos los seres humanos nacen libres e iguales en dignidad y derechos y</text:p>
          </table:table-cell>
        </table:table-row>
        <table:table-row table:style-name="Table1.1">
          <table:table-cell table:style-name="Table1.A2" office:value-type="string">
            <text:p text:style-name="P1">Hungarian<text:line-break/>(<text:span text:style-name="T1">Magyar)</text:span></text:p>
          </table:table-cell>
          <table:table-cell table:style-name="Table1.A2" office:value-type="string">
            <text:p text:style-name="P1">emberi lény szabadon születik és egyenlő méltósága és joga van.</text:p>
          </table:table-cell>
        </table:table-row>
        <table:table-row table:style-name="Table1.1">
          <table:table-cell table:style-name="Table1.A2" office:value-type="string">
            <text:p text:style-name="P1">Italian</text:p>
          </table:table-cell>
          <table:table-cell table:style-name="Table1.A2" office:value-type="string">
            <text:p text:style-name="P1">esseri umani nascono liberi ed eguali in dignità e diritti</text:p>
          </table:table-cell>
        </table:table-row>
        <table:table-row table:style-name="Table1.1">
          <table:table-cell table:style-name="Table1.A2" office:value-type="string">
            <text:p text:style-name="P1">Swedish</text:p>
          </table:table-cell>
          <table:table-cell table:style-name="Table1.A2" office:value-type="string">
            <text:p text:style-name="P1">människor äro födda fria och lika i värde och rättigheter</text:p>
          </table:table-cell>
        </table:table-row>
        <table:table-row table:style-name="Table1.1">
          <table:table-cell table:style-name="Table1.A2" office:value-type="string">
            <text:p text:style-name="P1">Polish</text:p>
          </table:table-cell>
          <table:table-cell table:style-name="Table1.A2" office:value-type="string">
            <text:p text:style-name="P1">Mieszkańcy całej ziemi mieli jedną mowę, czyli jednakowe słowa</text:p>
          </table:table-cell>
        </table:table-row>
        <table:table-row table:style-name="Table1.1">
          <table:table-cell table:style-name="Table1.A2" office:value-type="string">
            <text:p text:style-name="P1">German</text:p>
          </table:table-cell>
          <table:table-cell table:style-name="Table1.A2" office:value-type="string">
            <text:p text:style-name="P1">Alle Menschen sind frei und gleich an Würde und Rechten geboren</text:p>
          </table:table-cell>
        </table:table-row>
        <table:table-row table:style-name="Table1.1">
          <table:table-cell table:style-name="Table1.A2" office:value-type="string">
            <text:p text:style-name="P1">Slovenian</text:p>
          </table:table-cell>
          <table:table-cell table:style-name="Table1.A2" office:value-type="string">
            <text:p text:style-name="P1">Vsi ljudje se rodijo svobodni in imajo enako dostojanstvo in enake pravice.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horndale1" svg:font-family="Thornda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horndale1" fo:font-size="10pt" style:font-name-asian="Thorndale1" style:font-size-asian="10pt" style:font-name-complex="Thorndale1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3$Build-9519</meta:generator>
    <meta:creation-date>2007-06-26T13:14:53</meta:creation-date>
    <dc:date>2010-08-13T04:21:24</dc:date>
    <dc:language>de-DE</dc:language>
    <meta:editing-cycles>10</meta:editing-cycles>
    <meta:editing-duration>PT20M7S</meta:editing-duration>
    <meta:document-statistic meta:table-count="1" meta:image-count="0" meta:object-count="0" meta:page-count="1" meta:paragraph-count="24" meta:word-count="142" meta:character-count="862"/>
    <meta:user-defined meta:name="Info 1"/>
    <meta:user-defined meta:name="Info 2"/>
    <meta:user-defined meta:name="Info 3"/>
    <meta:user-defined meta:name="Info 4"/>
  </office:meta>
</office:document-meta>
</file>